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76f4"/>
    </style:style>
    <style:style style:name="P2" style:family="paragraph" style:parent-style-name="Standard">
      <style:text-properties officeooo:rsid="000b76f4" officeooo:paragraph-rsid="000b76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eroponics notes</text:p>
      <text:p text:style-name="P2">9/1/178</text:p>
      <text:p text:style-name="P2">building a test aeroponics system in the shop.</text:p>
      <text:p text:style-name="P2">Design work:</text:p>
      <text:p text:style-name="P2"><text:tab/>make piping diagram</text:p>
      <text:p text:style-name="P2"><text:tab/>make schematic of water control</text:p>
      <text:p text:style-name="P2"><text:tab/>make schematic of nutrient control</text:p>
      <text:p text:style-name="P2"><text:tab/>make library of online documents for project</text:p>
      <text:p text:style-name="P2"><text:tab/>write up water control software</text:p>
      <text:p text:style-name="P2"><text:tab/>write up nutrient control software</text:p>
      <text:p text:style-name="P2"><text:tab/>write up sensor software</text:p>
      <text:p text:style-name="P2"><text:tab/>write up some kind of spec</text:p>
      <text:p text:style-name="P2"><text:tab/>create spreadsheet for parts list</text:p>
      <text:p text:style-name="P2"><text:tab/>layout screen shots for Django UI</text:p>
      <text:p text:style-name="P2"><text:tab/></text:p>
      <text:p text:style-name="P2">basic ideas</text:p>
      <text:p text:style-name="P2">water control software for arduino 1:</text:p>
      <text:p text:style-name="P2"><text:tab/>turns on/off pump at intervals set by master. Needs to know if lights are on or off. Needs timing for lights on and timing for lights off. Dynamics can be changed by master. Connected to master through usb. Talks to other arduinos with wire protocol on i2c bus. </text:p>
      <text:p text:style-name="P2"><text:tab/>Turns on and off fill valve on commands from master based on pressure sensor in reservoir.</text:p>
      <text:p text:style-name="P2"/>
      <text:p text:style-name="P2">Sensor input arduino 2:</text:p>
      <text:p text:style-name="P2"><text:tab/>reads reservoir pressure, line pressure, ph, ec, water temp.</text:p>
      <text:p text:style-name="P2"/>
      <text:p text:style-name="P2">Dose control software for arduino 3:</text:p>
      <text:p text:style-name="P2"><text:tab/>turns on peristaltic pumps for ph up, ph down, and four nutrient pumps. Canna A, canna B, h202, canna boost. Commands come from master based on nutrient use – tbd – chromatography or photospectometry</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0:07:49.953000000</meta:creation-date>
    <dc:date>2017-09-01T13:40:42.937000000</dc:date>
    <meta:editing-duration>PT3H17M42S</meta:editing-duration>
    <meta:editing-cycles>1</meta:editing-cycles>
    <meta:document-statistic meta:table-count="0" meta:image-count="0" meta:object-count="0" meta:page-count="1" meta:paragraph-count="23" meta:word-count="187" meta:character-count="1123" meta:non-whitespace-character-count="940"/>
    <meta:generator>LibreOffice/5.0.2.2$Windows_x86 LibreOffice_project/37b43f919e4de5eeaca9b9755ed688758a8251fe</meta:generator>
  </office:meta>
</office:document-meta>
</file>